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uxi sans" svg:font-family="'luxi sans'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font-name="luxi sans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luxi sans" fo:font-size="14pt" fo:letter-spacing="normal" fo:font-style="normal" fo:font-weight="normal" officeooo:rsid="0016fc67"/>
    </style:style>
    <style:style style:name="T3" style:family="text">
      <style:text-properties fo:font-variant="normal" fo:text-transform="none" fo:color="#000000" style:font-name="monospace" fo:letter-spacing="normal" fo:font-style="normal" fo:font-weight="normal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asian="bold" style:font-weight-complex="bold"/>
    </style:style>
    <style:style style:name="T7" style:family="text">
      <style:text-properties officeooo:rsid="0016fc67"/>
    </style:style>
    <style:style style:name="T8" style:family="text">
      <style:text-properties officeooo:rsid="001833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actice: Basic Commands</text:p>
      <text:p text:style-name="Standard"/>
      <text:p text:style-name="P1">1. Explain the difference between these two commands.</text:p>
      <text:p text:style-name="P1">find /data -name "*.txt"</text:p>
      <text:p text:style-name="P1">find /data -name *.txt</text:p>
      <text:p text:style-name="Text_20_body">When <text:span text:style-name="Strong_20_Emphasis">*.txt </text:span>is quoted then the shell will not touch it. The <text:span text:style-name="Strong_20_Emphasis">find </text:span>tool will look in the <text:span text:style-name="Strong_20_Emphasis">/data </text:span>for all files ending in <text:span text:style-name="Strong_20_Emphasis">.txt</text:span>.</text:p>
      <text:p text:style-name="Text_20_body">When <text:span text:style-name="Strong_20_Emphasis">*.txt </text:span>is not quoted then the shell might expand this (when one or more files that ends in <text:span text:style-name="Strong_20_Emphasis">.txt </text:span>exist in the current directory). The <text:span text:style-name="Strong_20_Emphasis">find </text:span>might show a different result, or can result in a syntax error.</text:p>
      <text:p text:style-name="P2">2. Explain the difference between these two statements. Will they both work when there are 200 .odf files in /data ? How about when there are 2 million .odf files ?</text:p>
      <text:p text:style-name="Standard">find /data -name "*.odf" &gt; data_odf.txt</text:p>
      <text:p text:style-name="Standard">find /data/*.odf &gt; data_odf.txt</text:p>
      <text:p text:style-name="Text_20_body">The first <text:span text:style-name="Strong_20_Emphasis">find </text:span>will output all <text:span text:style-name="Strong_20_Emphasis">.odf </text:span>filenames in <text:span text:style-name="Strong_20_Emphasis">/data </text:span>and all subdirectories. The shell will redirect this to a file.</text:p>
      <text:p text:style-name="Text_20_body">The second find will output all files named <text:span text:style-name="Strong_20_Emphasis">.odf </text:span>in <text:span text:style-name="Strong_20_Emphasis">/data </text:span>and will also output all files that exist in directories named <text:span text:style-name="Strong_20_Emphasis">*.odf </text:span>(in <text:span text:style-name="Strong_20_Emphasis">/data</text:span>).</text:p>
      <text:p text:style-name="Text_20_body">With two million files the command line would be expanded beyond the maximum that the shell can accept. The last part of the command line would be lost.</text:p>
      <text:p text:style-name="Standard"/>
      <text:p text:style-name="P1">3. Write a find command that finds all files created after January 30th 2010.</text:p>
      <text:p text:style-name="Preformatted_20_Text">touch -t 201001302359 marker_date</text:p>
      <text:p text:style-name="Standard">find . -type f -newer marker_date </text:p>
      <text:p text:style-name="Standard"><text:s/>There is another solution :</text:p>
      <text:p text:style-name="Preformatted_20_Text">find . -type f -newerat "20100130 23:59:59"</text:p>
      <text:p text:style-name="Standard"/>
      <text:p text:style-name="P1">4. Write a find command that finds all *.odf files created in September 2009.</text:p>
      <text:p text:style-name="Preformatted_20_Text">touch -t 200908312359 marker_start</text:p>
      <text:p text:style-name="Preformatted_20_Text">touch -t 200910010000 marker_end</text:p>
      <text:p text:style-name="Preformatted_20_Text">find . -type f -name "*.odf" -newer marker_start ! -newer marker_end</text:p>
      <text:p text:style-name="Standard"/>
      <text:p text:style-name="P1">5. Count the number of *.conf files in /etc and all its subdirs.</text:p>
      <text:p text:style-name="Preformatted_20_Text">find /etc -type f -name '*.conf' | wc -l</text:p>
      <text:p text:style-name="Standard"/>
      <text:p text:style-name="P1">6. Here are two commands that do the same thing: copy *.odf files to /backup/ . What would be a reason to replace the first command with the second ?</text:p>
      <text:p text:style-name="Standard">cp -r /data/*.odf /backup/</text:p>
      <text:p text:style-name="Standard">find /data -name "*.odf" -exec cp {} /backup/ \;</text:p>
      <text:p text:style-name="Standard">The first might fail when there are too many files to fit on one command line.</text:p>
      <text:p text:style-name="Preformatted_20_Text"/>
      <text:p text:style-name="Standard"/>
      <text:p text:style-name="P1">7. Create a file called loctest.txt. Can you find this file with locate ? Why not ? How do you make locate find this file ?</text:p>
      <text:p text:style-name="Standard">You cannot locate this with <text:span text:style-name="Strong_20_Emphasis">locate </text:span>because it is not yet in the index.</text:p>
      <text:p text:style-name="Preformatted_20_Text">updatedb</text:p>
      <text:p text:style-name="Standard"/>
      <text:p text:style-name="P1">8. Use find and -exec to rename all .htm files to .html.</text:p>
      <text:p text:style-name="Preformatted_20_Text">bindu@mel55 ~$ find . -name '*.htm'</text:p>
      <text:p text:style-name="Preformatted_20_Text">./one.htm</text:p>
      <text:p text:style-name="Preformatted_20_Text"><text:soft-page-break/>./two.htm</text:p>
      <text:p text:style-name="Preformatted_20_Text">bindu@mel55 ~$ find . -name '*.htm' -exec mv {} {}l \;</text:p>
      <text:p text:style-name="Preformatted_20_Text">bindu@mel55 ~$ find . -name '*.htm*'</text:p>
      <text:p text:style-name="Preformatted_20_Text">./one.html</text:p>
      <text:p text:style-name="Preformatted_20_Text">./two.html</text:p>
      <text:p text:style-name="Standard"/>
      <text:p text:style-name="Standard"/>
      <text:p text:style-name="P1">9. Issue the date command. Now display the date in YYYY/MM/DD format.</text:p>
      <text:p text:style-name="Preformatted_20_Text">date +%Y/%m/%d</text:p>
      <text:p text:style-name="Standard"/>
      <text:p text:style-name="P1">10. Issue the cal command. Display a calendar of 1582 and 1752. Notice anything special ?</text:p>
      <text:p text:style-name="Preformatted_20_Text">cal 1582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uxi sans" svg:font-family="'luxi sans'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4:48:58.037690928</meta:creation-date>
    <dc:date>2020-09-30T15:03:40.717686791</dc:date>
    <meta:editing-duration>PT3M29S</meta:editing-duration>
    <meta:editing-cycles>1</meta:editing-cycles>
    <meta:document-statistic meta:table-count="0" meta:image-count="0" meta:object-count="0" meta:page-count="2" meta:paragraph-count="42" meta:word-count="460" meta:character-count="2522" meta:non-whitespace-character-count="2102"/>
    <meta:generator>LibreOffice/6.4.4.2$Linux_X86_64 LibreOffice_project/40$Build-2</meta:generator>
  </office:meta>
</office:document-meta>
</file>